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number-columns-repeated="1014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CleanUpSystem</text:p>
          </table:table-cell>
          <table:table-cell table:style-name="ce9" office:value-type="string" calcext:value-type="string" table:number-columns-spanned="8" table:number-rows-spanned="1">
            <text:p>Logic for cleaning passed obstacl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 table:number-rows-repeated="3">
          <table:table-cell/>
          <table:table-cell table:style-name="ce10" table:number-columns-repeated="8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table:number-columns-repeated="4"/>
          <table:table-cell table:number-columns-repeated="1013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5"/>
          <table:table-cell table:number-columns-repeated="1013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CleanUpSystem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number-columns-repeated="1013"/>
        </table:table-row>
        <table:table-row table:style-name="ro3" table:number-rows-repeated="3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table:number-columns-repeated="4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5"/>
          <table:table-cell table:number-columns-repeated="1013"/>
        </table:table-row>
        <table:table-row table:style-name="ro6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number-columns-repeated="1013"/>
        </table:table-row>
        <table:table-row table:style-name="ro3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20:21:42.4643174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1T20:49:36.265530418</dc:date>
    <meta:editing-cycles>9</meta:editing-cycles>
    <meta:editing-duration>PT2H40M18S</meta:editing-duration>
    <meta:document-statistic meta:table-count="3" meta:cell-count="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